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5-09-2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5-09-0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5-06-1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5-05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5-03-2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4-11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4-10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4-09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4-08-2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4-07-3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4-06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4-05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4-03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3-11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3-10-3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3-09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3-08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3-07-2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3-06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3-05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3-04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3-03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2-11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2-10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2-09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2-08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2-07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2-06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2-05-3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2-04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2-03-3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1-11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1-09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1-08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1-07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1-06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1-05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1-04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1-03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0-11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0-10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0-09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0-08-3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0-07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0-06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20-05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9-11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9-10-0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9-08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9-08-2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9-07-2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9-06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9-05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9-03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8-11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8-10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8-09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8-08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8-07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8-06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8-05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8-03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7-11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7-10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7-09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7-08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7-06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7-05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7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7-03-2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6-1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6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6-09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6-08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6-07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6-06-2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6-05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6-04-2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6-03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5-12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5-11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5-10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5-09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5-08-28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5-07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5-06-2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5-04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5-03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4-12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4-11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4-10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4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4-08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4-07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4-06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4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4-04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4-03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3-1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3-1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3-10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3-09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3-08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3-07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3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3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3-04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3-03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2-1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2-10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2-09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2-08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2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2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2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2-04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2-03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0-10-2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1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6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200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9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06-3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91</text:p>
          </table:table-cell>
          <table:table-cell office:value-type="string" calcext:value-type="string">
            <text:p>QWTA nr Carlos, DARRYL KLINDER</text:p>
          </table:table-cell>
          <table:table-cell office:value-type="string" calcext:value-type="string">
            <text:p>198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90" meta:object-count="0"/>
    <meta:user-defined meta:name="AppVersion">3.0</meta:user-defined>
  </office:meta>
</office:document-meta>
</file>